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40000004ADECA651A3.png" manifest:media-type=""/>
  <manifest:file-entry manifest:full-path="Pictures/1000020100000640000004ADC77F055B.png" manifest:media-type=""/>
  <manifest:file-entry manifest:full-path="Pictures/1000020100000640000004ADD89A68A9.png" manifest:media-type=""/>
  <manifest:file-entry manifest:full-path="Pictures/1000020100000640000004AD91DF23B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phaero-pres-title">
      <style:graphic-properties draw:auto-grow-height="true" fo:min-height="2.306cm"/>
    </style:style>
    <style:style style:name="pr2" style:family="presentation" style:parent-style-name="sphaero-pres-subtitle">
      <style:graphic-properties draw:fill-color="#ffffff" fo:min-height="5.4cm"/>
    </style:style>
    <style:style style:name="pr3" style:family="presentation" style:parent-style-name="sphaero-pres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2.4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r7" style:family="presentation" style:parent-style-name="Default-subtitle">
      <style:graphic-properties draw:fill-color="#ffffff" draw:auto-grow-height="true" fo:min-height="12.18cm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style:text-properties fo:font-style="normal" style:font-style-asian="normal" style:font-style-complex="normal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text-indent="0cm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phaero-pres" presentation:presentation-page-layout-name="AL1T0">
        <office:forms form:automatic-focus="false" form:apply-design-mode="false"/>
        <draw:frame presentation:style-name="pr1" draw:layer="layout" svg:width="25.199cm" svg:height="2.306cm" svg:x="1.601cm" svg:y="9.6cm" presentation:class="title" presentation:user-transformed="true">
          <draw:text-box>
            <text:p>Digital Taming</text:p>
          </draw:text-box>
        </draw:frame>
        <draw:frame presentation:style-name="pr2" draw:text-style-name="P1" draw:layer="layout" svg:width="25.199cm" svg:height="5.4cm" svg:x="1.4cm" svg:y="13.2cm" presentation:class="subtitle" presentation:user-transformed="true">
          <draw:text-box>
            <text:p><text:span text:style-name="T1">Some practical advice for using computer systems in a performance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Collaborating with a computer</text:p>
          </draw:text-box>
        </draw:frame>
        <draw:frame presentation:style-name="pr5" draw:layer="layout" svg:width="25.199cm" svg:height="13.286cm" svg:x="1.4cm" svg:y="4.914cm" presentation:class="outline" presentation:user-transformed="true">
          <draw:text-box>
            <text:list text:style-name="L2">
              <text:list-item>
                <text:p>DON'T use any spaces in filenames of directory names!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Video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Videocodecs are very diverse</text:p>
                <text:list>
                  <text:list-item>
                    <text:p>Use Motion JPEG!</text:p>
                  </text:list-item>
                  <text:list-item>
                    <text:p>Use AVI containers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Video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Videocodecs are very diverse</text:p>
                <text:list>
                  <text:list-item>
                    <text:p>Use Motion JPEG!</text:p>
                  </text:list-item>
                  <text:list-item>
                    <text:p>Use AVI containers</text:p>
                  </text:list-item>
                </text:list>
              </text:list-item>
              <text:list-item>
                <text:p>Convert to a sane resolution </text:p>
                <text:list>
                  <text:list-item>
                    <text:p>Do you need Full-HD on a XGA projector?</text:p>
                  </text:list-item>
                  <text:list-item>
                    <text:p>E.g. use <text:span text:style-name="T2">Avidemux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Video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Videocodecs are very diverse</text:p>
                <text:list>
                  <text:list-item>
                    <text:p>Use Motion JPEG!</text:p>
                  </text:list-item>
                  <text:list-item>
                    <text:p>Use AVI containers</text:p>
                  </text:list-item>
                </text:list>
              </text:list-item>
              <text:list-item>
                <text:p>Do you need Full-HD on a XGA projector?</text:p>
                <text:list>
                  <text:list-item>
                    <text:p>Convert to a sane resolution</text:p>
                  </text:list-item>
                  <text:list-item>
                    <text:p>E.g. use <text:span text:style-name="T2">Avidemux</text:span></text:p>
                  </text:list-item>
                </text:list>
              </text:list-item>
              <text:list-item>
                <text:p><text:span text:style-name="T2">Always keep the original videos!</text:span></text:p>
                <text:list>
                  <text:list-item>
                    <text:p><text:span text:style-name="T3">You will never get better qualit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>Crisp imag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Don't use JPEG</text:p>
              </text:list-item>
              <text:list-item>
                <text:p>Use PNG/BMP/TGA</text:p>
              </text:list-item>
              <text:list-item>
                <text:p>Do you need <text:s/>4K images?</text:p>
              </text:list-item>
              <text:list-item>
                <text:p>Always keep original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OS Control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Master it!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OS Control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Master it!</text:p>
              </text:list-item>
              <text:list-item>
                <text:p>Disable power management</text:p>
              </text:list-item>
              <text:list-item>
                <text:p>Disable screensaver</text:p>
              </text:list-item>
              <text:list-item>
                <text:p>Disable lock on idle</text:p>
              </text:list-item>
            </text:list>
            <text:p><text:span text:style-name="T1"/></text:p>
            <text:p><text:span text:style-name="T1">Especially for Windows!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OS Control</text:p>
          </draw:text-box>
        </draw:frame>
        <draw:frame presentation:style-name="pr5" draw:text-style-name="P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2"><text:span text:style-name="T4">Update your system (before...)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OS Control</text:p>
          </draw:text-box>
        </draw:frame>
        <draw:frame presentation:style-name="pr5" draw:text-style-name="P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2"><text:span text:style-name="T4">Update your system (before...) </text:span></text:p>
              </text:list-item>
              <text:list-item>
                <text:p text:style-name="P2"><text:span text:style-name="T4">Prevent popups:</text:span></text:p>
                <text:list>
                  <text:list-item>
                    <text:p><text:span text:style-name="T4">Disable apps that launch at boot (skype, java, dropbox, etc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OS Control</text:p>
          </draw:text-box>
        </draw:frame>
        <draw:frame presentation:style-name="pr5" draw:text-style-name="P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2"><text:span text:style-name="T4">Update your system (before...) </text:span></text:p>
              </text:list-item>
              <text:list-item>
                <text:p text:style-name="P2"><text:span text:style-name="T4">Prevent popups:</text:span></text:p>
                <text:list>
                  <text:list-item>
                    <text:p><text:span text:style-name="T4">Disable apps that launch at boot (skype, java, dropbox, etc)</text:span></text:p>
                  </text:list-item>
                </text:list>
              </text:list-item>
              <text:list-item>
                <text:p><text:span text:style-name="T4">No system sounds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Projector Control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Create an empty BLACK desktop</text:p>
                <text:list>
                  <text:list-item>
                    <text:p>If you can set the projector's default background to bl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Projector Control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Create an empty BLACK desktop</text:p>
                <text:list>
                  <text:list-item>
                    <text:p>If you can set the projector's default background to black</text:p>
                  </text:list-item>
                </text:list>
              </text:list-item>
              <text:list-item>
                <text:p>Always use the projectors native resolution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Projector Control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Create an empty BLACK desktop</text:p>
                <text:list>
                  <text:list-item>
                    <text:p>If you can set the projector's default background to black</text:p>
                  </text:list-item>
                </text:list>
              </text:list-item>
              <text:list-item>
                <text:p>Always use the projectors native resolution</text:p>
              </text:list-item>
              <text:list-item>
                <text:p>Firmly attach cab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Computer Communication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tay away from wireless</text:p>
                <text:list>
                  <text:list-item>
                    <text:p>Nothing beats the quality of a cabled connection</text:p>
                  </text:list-item>
                  <text:list-item>
                    <text:p>But inspect quality of cabl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Computer Communication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tay away from wireless</text:p>
                <text:list>
                  <text:list-item>
                    <text:p>Nothing beats the quality of a cabled connection</text:p>
                  </text:list-item>
                  <text:list-item>
                    <text:p>But inspect quality of cables</text:p>
                  </text:list-item>
                </text:list>
              </text:list-item>
              <text:list-item>
                <text:p>It's wise to use static ipaddres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Computer Communication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tay away from wireless</text:p>
                <text:list>
                  <text:list-item>
                    <text:p>Nothing beats the quality of a cabled connection</text:p>
                  </text:list-item>
                  <text:list-item>
                    <text:p>But inspect quality of cables</text:p>
                  </text:list-item>
                </text:list>
              </text:list-item>
              <text:list-item>
                <text:p>It's wise to use static ipaddreses</text:p>
              </text:list-item>
              <text:list-item>
                <text:p>Many programs support OSC</text:p>
                <text:list>
                  <text:list-item>
                    <text:p>Understand it's limit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Computer Communication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se it smart</text:p>
                <text:list>
                  <text:list-item>
                    <text:p>E.g don't send videos through the network but copy videofiles locally and tell the computer which file to play through the network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Digital Taming</text:p>
          </draw:text-box>
        </draw:frame>
        <draw:frame presentation:style-name="pr7" draw:text-style-name="P4" draw:layer="layout" svg:width="25.199cm" svg:height="12.18cm" svg:x="1.4cm" svg:y="4.914cm" presentation:class="subtitle">
          <draw:text-box>
            <text:p text:style-name="P4"><text:span text:style-name="T1"><text:a xlink:href="http://github.com/sphaero/workshops" xlink:type="simple">http://github.com/sphaero/workshops</text:a></text:span></text:p>
            <text:p text:style-name="P4"><text:span text:style-name="T1"/></text:p>
            <text:p text:style-name="P4"><text:span text:style-name="T1">arnaud@sphaero.or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1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phaero-pres-background" style:family="presentation">
      <style:graphic-properties draw:stroke="none" draw:fill="none"/>
      <style:text-properties style:letter-kerning="true"/>
    </style:style>
    <style:style style:name="sphaero-pr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haero-pre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haero-pres-outline1" style:family="presentation">
      <style:graphic-properties draw:stroke="none" draw:fill="none" draw:auto-grow-height="false" draw:fit-to-size="shrink-to-fit">
        <text:list-style style:name="sphaero-p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Ubuntu1" fo:font-family="Ubuntu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-outline2" style:family="presentation" style:parent-style-name="sphaero-pres-outline1">
      <style:paragraph-properties fo:margin-top="0cm" fo:margin-bottom="0.4cm"/>
      <style:text-properties style:font-name="Ubuntu1" fo:font-family="Ubuntu" style:font-pitch="variable" fo:font-size="28pt" style:font-size-asian="28pt" style:font-size-complex="28pt"/>
    </style:style>
    <style:style style:name="sphaero-pres-outline3" style:family="presentation" style:parent-style-name="sphaero-pres-outline2">
      <style:paragraph-properties fo:margin-top="0cm" fo:margin-bottom="0.3cm"/>
      <style:text-properties style:font-name="Ubuntu1" fo:font-family="Ubuntu" style:font-pitch="variable" fo:font-size="24pt" style:font-size-asian="24pt" style:font-size-complex="24pt"/>
    </style:style>
    <style:style style:name="sphaero-pres-outline4" style:family="presentation" style:parent-style-name="sphaero-pres-outline3">
      <style:paragraph-properties fo:margin-top="0cm" fo:margin-bottom="0.2cm"/>
      <style:text-properties style:font-name="Ubuntu1" fo:font-family="Ubuntu" style:font-pitch="variable" fo:font-size="20pt" style:font-size-asian="20pt" style:font-size-complex="20pt"/>
    </style:style>
    <style:style style:name="sphaero-pres-outline5" style:family="presentation" style:parent-style-name="sphaero-pres-outline4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sphaero-pres-outline6" style:family="presentation" style:parent-style-name="sphaero-pres-outline5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sphaero-pres-outline7" style:family="presentation" style:parent-style-name="sphaero-pres-outline6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sphaero-pres-outline8" style:family="presentation" style:parent-style-name="sphaero-pres-outline7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sphaero-pres-outline9" style:family="presentation" style:parent-style-name="sphaero-pres-outline8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sphaero-pres-subtitle" style:family="presentation">
      <style:graphic-properties draw:stroke="none" draw:fill="none" draw:textarea-vertical-align="middle">
        <text:list-style style:name="sphaero-pr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-title" style:family="presentation">
      <style:graphic-properties draw:stroke="none" draw:fill="none" draw:textarea-vertical-align="middle" draw:fit-to-size="shrink-to-fit">
        <text:list-style style:name="sphaero-pr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font-name="Ubuntu1" fo:font-family="Ubuntu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>
        <text:list-style style:name="Standard_20_3-outline1" style:display-name="Standard 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top="0cm" fo:margin-bottom="0.4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top="0cm" fo:margin-bottom="0.3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top="0cm" fo:margin-bottom="0.2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top="0cm" fo:margin-bottom="0.1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cm" fo:margin-bottom="0.1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cm" fo:margin-bottom="0.1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cm" fo:margin-bottom="0.1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cm" fo:margin-bottom="0.1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 draw:fit-to-size="shrink-to-fit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font-name="Ubuntu1" fo:font-family="Ubuntu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phaero-pr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sphaero-pr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sphaero-pre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phaero-pres" style:page-layout-name="PM1" draw:style-name="Mdp1">
      <draw:frame draw:style-name="Mgr3" draw:text-style-name="MP3" draw:layer="backgroundobjects" svg:width="27.999cm" svg:height="20.946cm" svg:x="0.001cm" svg:y="0.054cm">
        <draw:image xlink:href="Pictures/1000020100000640000004AD91DF23B6.png" xlink:type="simple" xlink:show="embed" xlink:actuate="onLoad">
          <text:p/>
        </draw:image>
      </draw:frame>
      <draw:frame presentation:style-name="sphaero-pres-title" draw:layer="backgroundobjects" svg:width="25.199cm" svg:height="2.306cm" svg:x="1.401cm" svg:y="9.8cm" presentation:class="title" presentation:placeholder="true">
        <draw:text-box/>
      </draw:frame>
      <draw:frame presentation:style-name="sphaero-pres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phaero-pres-title" draw:layer="backgroundobjects" svg:width="14.848cm" svg:height="11.135cm" svg:x="3.075cm" svg:y="2.257cm" presentation:class="page"/>
        <draw:frame presentation:style-name="sphaero-pr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style-name="Mgr3" draw:text-style-name="MP3" draw:layer="backgroundobjects" svg:width="27.999cm" svg:height="20.946cm" svg:x="0cm" svg:y="0cm">
        <draw:image xlink:href="Pictures/1000020100000640000004ADD89A68A9.png" xlink:type="simple" xlink:show="embed" xlink:actuate="onLoad">
          <text:p/>
        </draw:image>
      </draw:frame>
      <draw:frame presentation:style-name="Default-title" draw:layer="backgroundobjects" svg:width="25.199cm" svg:height="2.4cm" svg:x="1.4cm" svg:y="0.2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3" draw:layer="backgroundobjects" svg:width="27.999cm" svg:height="20.946cm" svg:x="0.001cm" svg:y="0cm">
        <draw:image xlink:href="Pictures/1000020100000640000004ADC77F055B.png" xlink:type="simple" xlink:show="embed" xlink:actuate="onLoad">
          <text:p/>
        </draw:image>
      </draw:frame>
      <draw:frame presentation:style-name="Default_20_1-title" draw:layer="backgroundobjects" svg:width="25.199cm" svg:height="2.4cm" svg:x="1.4cm" svg:y="0.2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3" draw:layer="backgroundobjects" svg:width="27.999cm" svg:height="20.946cm" svg:x="0cm" svg:y="0cm">
        <draw:image xlink:href="Pictures/1000020100000640000004ADECA651A3.png" xlink:type="simple" xlink:show="embed" xlink:actuate="onLoad">
          <text:p/>
        </draw:image>
      </draw:frame>
      <draw:frame presentation:style-name="Standard_20_3-title" draw:layer="backgroundobjects" svg:width="25.199cm" svg:height="2.4cm" svg:x="1.4cm" svg:y="0.2cm" presentation:class="title" presentation:placeholder="true">
        <draw:text-box/>
      </draw:frame>
      <draw:frame presentation:style-name="Standard_20_3-outline1" draw:layer="backgroundobjects" svg:width="20.4cm" svg:height="12.18cm" svg:x="3.8cm" svg:y="8.6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0.001cm" svg:height="0.001cm" svg:x="0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5T09:26:22.598605222</meta:creation-date>
    <meta:editing-duration>PT15M46S</meta:editing-duration>
    <meta:editing-cycles>3</meta:editing-cycles>
    <meta:generator>LibreOffice/4.1.4.2$Linux_X86_64 LibreOffice_project/410m0$Build-2</meta:generator>
    <dc:date>2014-02-05T10:12:33.642485525</dc:date>
    <meta:document-statistic meta:object-count="134"/>
  </office:meta>
</office:document-meta>
</file>